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5c819" officeooo:paragraph-rsid="001042ac"/>
    </style:style>
    <style:style style:name="P4" style:family="paragraph" style:parent-style-name="Standard">
      <style:text-properties officeooo:rsid="0005c819" officeooo:paragraph-rsid="0013ba42"/>
    </style:style>
    <style:style style:name="P5" style:family="paragraph" style:parent-style-name="Standard">
      <style:text-properties officeooo:rsid="000adbd9"/>
    </style:style>
    <style:style style:name="P6" style:family="paragraph" style:parent-style-name="Standard">
      <style:text-properties officeooo:rsid="0008e29f" officeooo:paragraph-rsid="000b2c67"/>
    </style:style>
    <style:style style:name="P7" style:family="paragraph" style:parent-style-name="Standard">
      <style:text-properties officeooo:rsid="0008e29f" officeooo:paragraph-rsid="0008e29f"/>
    </style:style>
    <style:style style:name="P8" style:family="paragraph" style:parent-style-name="Standard">
      <style:text-properties officeooo:rsid="000f2db1" officeooo:paragraph-rsid="000f2db1"/>
    </style:style>
    <style:style style:name="P9" style:family="paragraph" style:parent-style-name="Standard">
      <style:text-properties officeooo:rsid="000f2db1" officeooo:paragraph-rsid="00160a86"/>
    </style:style>
    <style:style style:name="P10" style:family="paragraph" style:parent-style-name="Standard">
      <style:text-properties officeooo:rsid="0010eaf8"/>
    </style:style>
    <style:style style:name="P11" style:family="paragraph" style:parent-style-name="Standard">
      <style:text-properties officeooo:rsid="0013ba42" officeooo:paragraph-rsid="0013ba42"/>
    </style:style>
    <style:style style:name="P12" style:family="paragraph" style:parent-style-name="Standard">
      <style:text-properties officeooo:rsid="000b2c67" officeooo:paragraph-rsid="0008e29f"/>
    </style:style>
    <style:style style:name="P13" style:family="paragraph" style:parent-style-name="Standard">
      <style:text-properties officeooo:rsid="0008e29f" officeooo:paragraph-rsid="00181c11"/>
    </style:style>
    <style:style style:name="P14" style:family="paragraph" style:parent-style-name="Standard">
      <style:text-properties officeooo:rsid="000f2db1" officeooo:paragraph-rsid="00181c11"/>
    </style:style>
    <style:style style:name="P15" style:family="paragraph" style:parent-style-name="Standard">
      <style:text-properties officeooo:rsid="000f2db1" officeooo:paragraph-rsid="000f2db1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officeooo:rsid="0010eaf8"/>
    </style:style>
    <style:style style:name="T6" style:family="text">
      <style:text-properties officeooo:rsid="0013ba42"/>
    </style:style>
    <style:style style:name="T7" style:family="text">
      <style:text-properties officeooo:rsid="00160a86"/>
    </style:style>
    <style:style style:name="T8" style:family="text">
      <style:text-properties officeooo:rsid="0017ba7e"/>
    </style:style>
    <style:style style:name="T9" style:family="text">
      <style:text-properties officeooo:rsid="00181c11"/>
    </style:style>
    <style:style style:name="T10" style:family="text">
      <style:text-properties officeooo:rsid="00192ed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9">10</text:span><text:span text:style-name="T3">: The </text:span><text:span text:style-name="T9">Map</text:span><text:span text:style-name="T4"> class</text:span></text:p>
      <text:p text:style-name="P1"><text:tab/><text:span text:style-name="T2">files: </text:span><text:span text:style-name="T9">Map</text:span><text:span text:style-name="T6">.h, </text:span><text:span text:style-name="T9">Pair.h, Set.h, map</text:span><text:span text:style-name="T6">_test.cpp</text:span></text:p>
      <text:p text:style-name="P5"><text:tab/><text:span text:style-name="T6">3/</text:span><text:span text:style-name="T7">1</text:span><text:span text:style-name="T8">8</text:span><text:span text:style-name="T5">/2012</text:span></text:p>
      <text:p text:style-name="P10"><text:tab/>Data structures used: <text:span text:style-name="T9">Set, string</text:span></text:p>
      <text:p text:style-name="P10"/>
      <text:p text:style-name="P13"><text:tab/><text:span text:style-name="T3">This lab consists of a</text:span><text:span text:style-name="T4">n</text:span><text:span text:style-name="T3"> implementation of the </text:span><text:span text:style-name="T9">map</text:span><text:span text:style-name="T3"> container class</text:span><text:span text:style-name="T6">. <text:s/></text:span><text:span text:style-name="T9">This class is implemented <text:tab/>using the set class (built in a previous lab), as well as the pair class </text:span><text:span text:style-name="T10">created during this lab</text:span><text:span text:style-name="T9">. <text:tab/></text:span><text:span text:style-name="T6">Although the functionality provided by this class </text:span><text:span text:style-name="T9">may</text:span><text:span text:style-name="T6"> not </text:span><text:span text:style-name="T9">be </text:span><text:span text:style-name="T6">as complete as the functionality <text:tab/>provided by its STL counterpart, the core function</text:span><text:span text:style-name="T9">ality</text:span><text:span text:style-name="T6"> </text:span><text:span text:style-name="T9">is</text:span><text:span text:style-name="T6"> still provided. </text:span></text:p>
      <text:p text:style-name="P11"><text:tab/> </text:p>
      <text:p text:style-name="P6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12"/>
      <text:p text:style-name="P3"><text:tab/><text:span text:style-name="T9">Map</text:span><text:span text:style-name="T4"> class:</text:span></text:p>
      <text:p text:style-name="P4"><text:tab/> <text:s text:c="2"/></text:p>
      <text:p text:style-name="P14"><text:tab/></text:p>
      <text:p text:style-name="P14"><draw:frame draw:style-name="fr1" draw:name="Object1" text:anchor-type="paragraph" svg:width="5.6311in" svg:height="1.2547in" draw:z-index="0"><draw:object xlink:href="./Object 1" xlink:type="simple" xlink:show="embed" xlink:actuate="onLoad"/><draw:image xlink:href="./ObjectReplacements/Object 1" xlink:type="simple" xlink:show="embed" xlink:actuate="onLoad"/></draw:frame> <text:s/><text:tab/></text:p>
      <text:p text:style-name="P8"/>
      <text:p text:style-name="P8"/>
      <text:p text:style-name="P8"><text:tab/><text:span text:style-name="T9">Pair class:</text:span></text:p>
      <text:p text:style-name="P8"><text:span text:style-name="T9"><text:tab/></text:span></text:p>
      <text:p text:style-name="P8"><text:span text:style-name="T9"><text:tab/></text:span></text:p>
      <text:p text:style-name="P8"><draw:frame draw:style-name="fr1" draw:name="Object2" text:anchor-type="paragraph" svg:width="5.6311in" svg:height="1.1453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9"/></text:p>
      <text:p text:style-name="P8"><text:span text:style-name="T9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3-18T23:59:58</dc:date>
    <dc:creator>user </dc:creator>
    <meta:editing-duration>PT01H49M53S</meta:editing-duration>
    <meta:editing-cycles>16</meta:editing-cycles>
    <meta:generator>OpenOffice.org/3.2$Linux OpenOffice.org_project/320m19$Build-9505</meta:generator>
    <meta:document-statistic meta:table-count="0" meta:image-count="0" meta:object-count="2" meta:page-count="2" meta:paragraph-count="19" meta:word-count="91" meta:character-count="5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Map::find( const key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Map::erase( const key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Map::operator[]( const key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3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Pair::operator == ( const Pair &amp;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Pair::operator &lt;= ( const Pair &amp;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Pair::operator &gt; ( const Pair &amp;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Pair::operator &lt; ( const Pair &amp;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23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